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omfortaa" svg:font-family="Comfortaa" style:font-family-generic="roman" style:font-pitch="variable"/>
    <style:font-face style:name="Georgia" svg:font-family="Georgia" style:font-family-generic="roman" style:font-pitch="variable"/>
    <style:font-face style:name="Montserrat" svg:font-family="Montserrat"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mfortaa1" svg:font-family="Comforta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Ubuntu1" svg:font-family="Ubuntu" style:font-family-generic="system" style:font-pitch="variable"/>
  </office:font-face-decls>
  <office:automatic-styles>
    <style:style style:name="Table1" style:family="table">
      <style:table-properties style:width="6.6431in" fo:margin-left="0in" fo:margin-top="0in" fo:margin-bottom="0in" table:align="left"/>
    </style:style>
    <style:style style:name="Table1.A" style:family="table-column">
      <style:table-column-properties style:column-width="6.64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6431in" fo:margin-left="0in" fo:margin-top="0in" fo:margin-bottom="0in" table:align="left"/>
    </style:style>
    <style:style style:name="Table2.A" style:family="table-column">
      <style:table-column-properties style:column-width="6.643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6667in" fo:margin-left="-0.0208in" fo:margin-top="0in" fo:margin-bottom="0in" table:align="left"/>
    </style:style>
    <style:style style:name="Table3.A" style:family="table-column">
      <style:table-column-properties style:column-width="6.66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P1" style:family="paragraph" style:parent-style-name="Standard">
      <style:paragraph-properties fo:text-align="justify" style:justify-single-word="false"/>
    </style:style>
    <style:style style:name="P2"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3" style:family="paragraph" style:parent-style-name="Standard">
      <style:text-properties style:font-name="Montserrat" fo:font-size="12pt" style:font-name-asian="Montserrat1" style:font-size-asian="12pt" style:font-name-complex="Montserrat1" style:font-size-complex="12pt"/>
    </style:style>
    <style:style style:name="P4" style:family="paragraph" style:parent-style-name="Standard">
      <style:paragraph-properties fo:text-align="justify" style:justify-single-word="false"/>
      <style:text-properties style:font-name="Montserrat" fo:font-size="12pt" style:font-name-asian="Montserrat1" style:font-size-asian="12pt" style:font-name-complex="Montserrat1" style:font-size-complex="12pt"/>
    </style:style>
    <style:style style:name="P5" style:family="paragraph" style:parent-style-name="Standard">
      <style:text-properties style:font-name="Montserrat" fo:font-size="13pt" fo:font-weight="bold" style:font-name-asian="Montserrat1" style:font-size-asian="13pt" style:font-weight-asian="bold" style:font-name-complex="Montserrat1" style:font-size-complex="13pt"/>
    </style:style>
    <style:style style:name="P6" style:family="paragraph" style:parent-style-name="Standard" style:list-style-name="WWNum10">
      <style:paragraph-properties fo:margin-left="0.5in" fo:margin-right="0in" fo:margin-top="0in" fo:margin-bottom="0in" loext:contextual-spacing="false" fo:text-indent="-0.25in" style:auto-text-indent="false"/>
    </style:style>
    <style:style style:name="P7" style:family="paragraph" style:parent-style-name="Standard" style:list-style-name="WWNum10">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6">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13">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9">
      <style:paragraph-properties fo:margin-left="0.5in" fo:margin-right="0in" fo:text-align="justify" style:justify-single-word="false" fo:text-indent="-0.25in" style:auto-text-indent="false"/>
    </style:style>
    <style:style style:name="P15" style:family="paragraph" style:parent-style-name="Standard" style:list-style-name="WWNum2">
      <style:paragraph-properties fo:margin-left="0.5in" fo:margin-right="0in" fo:text-align="justify" style:justify-single-word="false" fo:text-indent="-0.25in" style:auto-text-indent="false"/>
    </style:style>
    <style:style style:name="P16" style:family="paragraph" style:parent-style-name="Standard" style:list-style-name="WWNum1">
      <style:paragraph-properties fo:margin-left="0.5in" fo:margin-right="0in" fo:text-align="justify" style:justify-single-word="false" fo:text-indent="-0.25in" style:auto-text-indent="false"/>
    </style:style>
    <style:style style:name="P17" style:family="paragraph" style:parent-style-name="Standard" style:list-style-name="WWNum11">
      <style:paragraph-properties fo:margin-left="0.5in" fo:margin-right="0in" fo:text-align="justify" style:justify-single-word="false" fo:text-indent="-0.25in" style:auto-text-indent="false"/>
    </style:style>
    <style:style style:name="P18" style:family="paragraph" style:parent-style-name="Standard" style:list-style-name="WWNum12">
      <style:paragraph-properties fo:margin-left="0.5in" fo:margin-right="0in" fo:text-align="justify" style:justify-single-word="false" fo:text-indent="-0.25in" style:auto-text-indent="false"/>
    </style:style>
    <style:style style:name="P19" style:family="paragraph" style:parent-style-name="Standard">
      <style:paragraph-properties fo:margin-top="0in" fo:margin-bottom="0in" loext:contextual-spacing="false" fo:line-height="100%"/>
      <style:text-properties style:font-name="Montserrat" fo:font-size="12pt" style:font-name-asian="Montserrat1" style:font-size-asian="12pt" style:font-name-complex="Montserrat1" style:font-size-complex="12pt"/>
    </style:style>
    <style:style style:name="P20" style:family="paragraph" style:parent-style-name="Standard">
      <style:paragraph-properties fo:margin-top="0in" fo:margin-bottom="0in" loext:contextual-spacing="false" fo:line-height="100%"/>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Montserrat" fo:font-size="12pt" fo:font-weight="bold" style:font-name-asian="Montserrat1" style:font-size-asian="12pt" style:font-weight-asian="bold" style:font-name-complex="Montserrat1" style:font-size-complex="12pt"/>
    </style:style>
    <style:style style:name="P23" style:family="paragraph" style:parent-style-name="Standard">
      <style:paragraph-properties fo:margin-left="0in" fo:margin-right="0in" fo:text-indent="0in" style:auto-text-indent="false"/>
      <style:text-properties style:font-name="Montserrat" fo:font-size="12pt" style:font-name-asian="Montserrat1" style:font-size-asian="12pt" style:font-name-complex="Montserrat1" style:font-size-complex="12pt"/>
    </style:style>
    <style:style style:name="P24" style:family="paragraph" style:parent-style-name="Standard">
      <style:paragraph-properties fo:margin-left="0in" fo:margin-right="0in" fo:text-align="justify" style:justify-single-word="false" fo:text-indent="0in" style:auto-text-indent="false"/>
      <style:text-properties style:font-name="Montserrat" fo:font-size="12pt" style:font-name-asian="Montserrat1" style:font-size-asian="12pt" style:font-name-complex="Montserrat1" style:font-size-complex="12pt"/>
    </style:style>
    <style:style style:name="P25" style:family="paragraph" style:parent-style-name="Standard">
      <style:paragraph-properties fo:margin-left="0in" fo:margin-right="0in" fo:text-indent="0in" style:auto-text-indent="false"/>
      <style:text-properties style:font-name="Montserrat" fo:font-size="13pt" fo:font-weight="bold" style:font-name-asian="Montserrat1" style:font-size-asian="13pt" style:font-weight-asian="bold" style:font-name-complex="Montserrat1" style:font-size-complex="13pt"/>
    </style:style>
    <style:style style:name="P26" style:family="paragraph" style:parent-style-name="Standard">
      <style:paragraph-properties fo:margin-left="0.5in" fo:margin-right="0in" fo:text-align="justify" style:justify-single-word="false" fo:text-indent="0in" style:auto-text-indent="false"/>
    </style:style>
    <style:style style:name="P27" style:family="paragraph" style:parent-style-name="Standard">
      <style:paragraph-properties fo:margin-left="0.5in" fo:margin-right="0in" fo:text-align="justify" style:justify-single-word="false" fo:text-indent="0in" style:auto-text-indent="false"/>
      <style:text-properties style:font-name="Montserrat" fo:font-size="12pt" style:font-name-asian="Montserrat1" style:font-size-asian="12pt" style:font-name-complex="Montserrat1" style:font-size-complex="12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Montserrat" fo:font-size="12pt" style:font-name-asian="Montserrat1" style:font-size-asian="12pt" style:font-name-complex="Montserrat1" style:font-size-complex="12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Montserrat" fo:font-size="12pt" fo:font-style="normal" style:text-underline-style="none" style:font-name-asian="Montserrat1" style:font-size-asian="12pt" style:font-style-asian="normal" style:font-name-complex="Montserrat1" style:font-size-complex="12pt"/>
    </style:style>
    <style:style style:name="P32"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3"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Montserrat" fo:font-size="12pt" style:font-name-asian="Montserrat1" style:font-size-asian="12pt" style:font-name-complex="Montserrat1" style:font-size-complex="12pt"/>
    </style:style>
    <style:style style:name="P35"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5in" style:auto-text-indent="false" fo:padding="0in" fo:border="none" fo:keep-with-next="auto"/>
    </style:style>
    <style:style style:name="P3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style:font-name="Montserrat" fo:font-size="12pt" style:font-name-asian="Montserrat1" style:font-size-asian="12pt" style:font-name-complex="Montserrat1" style:font-size-complex="12pt"/>
    </style:style>
    <style:style style:name="P37" style:family="paragraph" style:parent-style-name="Standard">
      <style:paragraph-properties fo:margin-top="0.1665in" fo:margin-bottom="0.1665in" loext:contextual-spacing="false" fo:line-height="100%"/>
    </style:style>
    <style:style style:name="P38" style:family="paragraph" style:parent-style-name="Standard">
      <style:paragraph-properties fo:margin-top="0.1665in" fo:margin-bottom="0.1665in" loext:contextual-spacing="false" fo:line-height="100%" fo:text-align="justify" style:justify-single-word="false"/>
    </style:style>
    <style:style style:name="P39"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40" style:family="paragraph" style:parent-style-name="Heading_20_3" style:master-page-name="Standard">
      <style:paragraph-properties fo:text-align="justify" style:justify-single-word="false" style:page-number="1"/>
    </style:style>
    <style:style style:name="P41"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style>
    <style:style style:name="P42" style:family="paragraph">
      <loext:graphic-properties draw:fill="solid" draw:fill-color="#ffffff"/>
      <style:paragraph-properties fo:text-align="start"/>
      <style:text-properties fo:font-size="18pt"/>
    </style:style>
    <style:style style:name="T1" style:family="text">
      <style:text-properties style:font-name="Comfortaa" style:font-name-asian="Comfortaa1" style:font-name-complex="Comfortaa1"/>
    </style:style>
    <style:style style:name="T2" style:family="text">
      <style:text-properties style:font-name="Montserrat" style:font-name-asian="Montserrat1" style:font-name-complex="Montserrat1"/>
    </style:style>
    <style:style style:name="T3" style:family="text">
      <style:text-properties style:font-name="Montserrat" fo:font-size="12pt" style:font-name-asian="Montserrat1" style:font-size-asian="12pt" style:font-name-complex="Montserrat1" style:font-size-complex="12pt"/>
    </style:style>
    <style:style style:name="T4" style:family="text">
      <style:text-properties style:font-name="Montserrat" fo:font-size="12pt" fo:font-weight="bold" style:font-name-asian="Montserrat1" style:font-size-asian="12pt" style:font-weight-asian="bold" style:font-name-complex="Montserrat1" style:font-size-complex="12pt"/>
    </style:style>
    <style:style style:name="T5" style:family="text">
      <style:text-properties style:font-name="Montserrat" fo:font-size="12pt" style:text-underline-style="solid" style:text-underline-width="auto" style:text-underline-color="font-color" fo:font-weight="bold" style:font-name-asian="Montserrat1" style:font-size-asian="12pt" style:font-weight-asian="bold" style:font-name-complex="Montserrat1" style:font-size-complex="12pt"/>
    </style:style>
    <style:style style:name="T6" style:family="text">
      <style:text-properties style:font-name="Montserrat" fo:font-size="12pt" style:text-underline-style="none" style:font-name-asian="Montserrat1" style:font-size-asian="12pt" style:font-name-complex="Montserrat1" style:font-size-complex="12pt"/>
    </style:style>
    <style:style style:name="T7" style:family="text">
      <style:text-properties style:font-name="Montserrat" fo:font-size="12pt" fo:font-style="italic" fo:font-weight="bold" style:font-name-asian="Montserrat1" style:font-size-asian="12pt" style:font-style-asian="italic" style:font-weight-asian="bold" style:font-name-complex="Montserrat1" style:font-size-complex="12pt"/>
    </style:style>
    <style:style style:name="T8" style:family="text">
      <style:text-properties fo:font-variant="normal" fo:text-transform="none" fo:color="#000000" style:text-line-through-style="none" style:text-line-through-type="none" style:text-position="0% 100%" style:font-name="Ubuntu" fo:font-size="16pt" fo:font-style="normal" fo:font-weight="normal" style:font-name-asian="Ubuntu1" style:font-size-asian="16pt" style:font-style-asian="normal" style:font-weight-asian="normal" style:font-name-complex="Ubuntu1"/>
    </style:style>
    <style:style style:name="T9" style:family="text">
      <style:text-properties fo:font-variant="normal" fo:text-transform="none" fo:color="#000000" style:text-line-through-style="none" style:text-line-through-type="none" style:text-position="0% 100%" style:font-name="Ubuntu" fo:font-size="16pt" fo:font-style="normal" fo:font-weight="bold" style:font-name-asian="Ubuntu1" style:font-size-asian="16pt" style:font-style-asian="normal" style:font-weight-asian="bold" style:font-name-complex="Ubuntu1"/>
    </style:style>
    <style:style style:name="T10" style:family="text">
      <style:text-properties fo:font-variant="normal" fo:text-transform="none" fo:color="#000000" style:text-line-through-style="none" style:text-line-through-type="none" style:text-position="0% 100%" style:font-name="Montserrat" fo:font-size="12pt" fo:font-style="normal" style:text-underline-style="none" fo:font-weight="bold" style:font-name-asian="Montserrat1" style:font-size-asian="12pt" style:font-style-asian="normal" style:font-weight-asian="bold" style:font-name-complex="Montserrat1" style:font-size-complex="12pt"/>
    </style:style>
    <style:style style:name="T11" style:family="text">
      <style:text-properties fo:font-variant="normal" fo:text-transform="none" fo:color="#000000" style:text-line-through-style="none" style:text-line-through-type="none" style:text-position="0% 100%" style:font-name="Montserrat" fo:font-size="12pt" fo:font-style="normal" style:text-underline-style="none" style:font-name-asian="Montserrat1" style:font-size-asian="12pt" style:font-style-asian="normal" style:font-name-complex="Montserrat1" style:font-size-complex="12pt"/>
    </style:style>
    <style:style style:name="T12" style:family="text">
      <style:text-properties fo:color="#990000" style:font-name="Montserrat" fo:font-size="13pt" fo:font-weight="bold" style:font-name-asian="Montserrat1" style:font-size-asian="13pt" style:font-weight-asian="bold" style:font-name-complex="Montserrat1" style:font-size-complex="13pt"/>
    </style:style>
    <style:style style:name="T13" style:family="text">
      <style:text-properties fo:color="#cc0000" style:font-name="Montserrat" fo:font-size="12pt" fo:font-weight="bold" style:font-name-asian="Montserrat1" style:font-size-asian="12pt" style:font-weight-asian="bold" style:font-name-complex="Montserrat1" style:font-size-complex="12pt"/>
    </style:style>
    <style:style style:name="gr1" style:family="graphic" style:parent-style-name="Frame">
      <style:graphic-properties draw:stroke="solid" svg:stroke-width="0.028in" svg:stroke-color="#f79646" draw:stroke-linejoin="round" draw:fill="solid" draw:fill-color="#ffffff" draw:textarea-vertical-align="middle" draw:auto-grow-height="false" fo:min-height="0.9228in" fo:min-width="5.6307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33wngyii98ut"/><text:span text:style-name="T1">Members:</text:span></text:p>
      <text:list xml:id="list913358272" text:style-name="WWNum10">
        <text:list-item>
          <text:p text:style-name="P6"><text:span text:style-name="T1">Badron, Ahmad</text:span></text:p>
        </text:list-item>
        <text:list-item>
          <text:p text:style-name="P6"><text:span text:style-name="T1">Ilagan, Mikhail</text:span></text:p>
        </text:list-item>
        <text:list-item>
          <text:p text:style-name="P7"><text:span text:style-name="T1">Renolayan, Emmanuel</text:span></text:p>
        </text:list-item>
      </text:list>
      <text:p text:style-name="P1"><text:span text:style-name="T2"><text:s text:c="5"/>Mini Performance Task: (Pangkatang Gawain, 3 hanggang 4 na miyembro) PAGSULAT NG SARILING LIKHANG KUWENTO: Gamit ang ibat ibang uri ng teksto gaya ng IMPORMATIBO, NARATIBO, DESKRIPTIBO AT PROSIDYURAL. Ay sumulat ng sariling likhang kuwento batay sa sumusunod na pormat. Isulat sa loob ng kahon ang inyong mga naging sagot.</text:span></text:p>
      <text:p text:style-name="P19"/>
      <text:p text:style-name="P20"><text:span text:style-name="T3">I.Punan ang patlang upang mabuo ang pamagat ng iyong kwento. (5 puntos)</text:span></text:p>
      <text:p text:style-name="P19"><draw:custom-shape text:anchor-type="paragraph" draw:z-index="0" draw:name="Image1" draw:style-name="gr1" draw:text-style-name="P42" svg:width="5.8303in" svg:height="1.0224in" svg:x="0.3335in" svg:y="0.2083in"><text:p text:style-name="P41"><text:span text:style-name="T8">Ang pakikipagsapalaran ni </text:span><text:span text:style-name="T9">Don Bernardo</text:span><text:span text:style-name="T8"> at ng </text:span><text:span text:style-name="T9">kanyang mga Kabalyero</text:span><text:span text:style-name="T8"> sa kaharian ng </text:span><text:span text:style-name="T9">Campilo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text:span text:style-name="T3"><text:s text:c="2"/></text:span></text:p>
      <text:p text:style-name="P20"><text:span text:style-name="T3"><text:s/></text:span></text:p>
      <text:p text:style-name="P19"/>
      <text:p text:style-name="P19"/>
      <text:p text:style-name="P19"/>
      <text:p text:style-name="P19"/>
      <text:p text:style-name="P20"><text:span text:style-name="T3">2.Isulat ang outline ng iyong kuwento sa pamamagitan ng pagsagot sa mga tanong na hinihingi sa bawat kahon. <text:s/></text:span></text:p>
      <text:p text:style-name="P19"/>
      <table:table table:name="Table1" table:style-name="Table1">
        <table:table-column table:style-name="Table1.A"/>
        <table:table-row table:style-name="Table1.1">
          <table:table-cell table:style-name="Table1.A1" office:value-type="string">
            <text:p text:style-name="Standard"><text:span text:style-name="T4">IMPORMATIBO/DESKRIPTIBO:</text:span><text:span text:style-name="T3"> Sa pamamagitan ng pagsulat ng talata ay ilahad ang maaaring maging impormasyon o paglalarawan ng lugar, tauhan sa iyong kwento. </text:span><text:span text:style-name="T4">(10 puntos ) Bullet form.</text:span></text:p>
            <text:p text:style-name="P22"/>
            <text:p text:style-name="P21"><text:span text:style-name="T12">Mga Tauhan</text:span></text:p>
            <text:p text:style-name="P25"/>
            <text:p text:style-name="P21"><text:span text:style-name="T5">Don Bernado</text:span></text:p>
            <text:list xml:id="list473993049" text:style-name="WWNum8">
              <text:list-item>
                <text:p text:style-name="P8"><text:span text:style-name="T3">Lumaki sa lungsod labas ng pangatlong kaharian.</text:span></text:p>
              </text:list-item>
              <text:list-item>
                <text:p text:style-name="P8"><text:span text:style-name="T3">May tinatagong madilim na nakaraan.</text:span></text:p>
              </text:list-item>
              <text:list-item>
                <text:p text:style-name="P8"><text:span text:style-name="T3">Adventurer na matulungin.</text:span></text:p>
              </text:list-item>
              <text:list-item>
                <text:p text:style-name="P8"><text:span text:style-name="T3">Nakatira siya sa isang lumang palasyo, sa siyudad ng Al-Khobar.</text:span></text:p>
              </text:list-item>
              <text:list-item>
                <text:p text:style-name="P8"><text:span text:style-name="T3">Marami siyang mga kaibigan.</text:span></text:p>
              </text:list-item>
              <text:list-item>
                <text:p text:style-name="P8"><text:span text:style-name="T3">Makisig, at kaakit-akit na lalaki, talagang maganda.</text:span></text:p>
              </text:list-item>
              <text:list-item>
                <text:p text:style-name="P8"><text:span text:style-name="T3">Hinahangaan ng mga tao dahil sa kanyang abilidad na mag pasaya ng mga tao.</text:span></text:p>
              </text:list-item>
            </text:list>
            <text:p text:style-name="P23"/>
            <text:p text:style-name="P21"><text:span text:style-name="T5">Kabalyerong Ahmad</text:span></text:p>
            <text:list xml:id="list1509035718" text:style-name="WWNum6">
              <text:list-item>
                <text:p text:style-name="P9"><text:span text:style-name="T3">Mamamayan ng pangalawang kaharian.</text:span></text:p>
              </text:list-item>
              <text:list-item>
                <text:p text:style-name="P9"><text:span text:style-name="T3">Lider ng mga kabalyero.</text:span></text:p>
              </text:list-item>
              <text:list-item>
                <text:p text:style-name="P9"><text:span text:style-name="T3">Abilidad sa pakikipaglaban.</text:span></text:p>
              </text:list-item>
              <text:list-item>
                <text:p text:style-name="P9"><text:span text:style-name="T3">Mahilig magbasa at matipuno. </text:span></text:p>
              </text:list-item>
              <text:list-item>
                <text:p text:style-name="P9"><text:span text:style-name="T3">Kababatang kaibigan ni Don Bernardo.</text:span></text:p>
              </text:list-item>
            </text:list>
            <text:p text:style-name="P3"/>
            <text:p text:style-name="Standard"><text:span text:style-name="T5">Kabalyerong Kai</text:span></text:p>
            <text:list xml:id="list1385489774" text:style-name="WWNum5">
              <text:list-item>
                <text:p text:style-name="P10"><text:span text:style-name="T3">Lumaki sa pook ng mga mahihirap sa Campiloq. </text:span></text:p>
              </text:list-item>
              <text:list-item>
                <text:p text:style-name="P10"><text:span text:style-name="T3">Mahilig mag-usisa sa kapaligiran.</text:span></text:p>
              </text:list-item>
              <text:list-item>
                <text:p text:style-name="P10"><text:span text:style-name="T3">Tahimik at makata.</text:span></text:p>
              </text:list-item>
              <text:list-item>
                <text:p text:style-name="P10"><text:span text:style-name="T3">Maparaan sa pakikipaglaban.</text:span></text:p>
              </text:list-item>
              <text:list-item>
                <text:p text:style-name="P10"><text:span text:style-name="T3">Kaibigan ni Don Bernardo, at kabalyero ng Campiloq.</text:span></text:p>
              </text:list-item>
            </text:list>
            <text:p text:style-name="P23"/>
            <text:p text:style-name="P21"><text:span text:style-name="T5">Kabalyerong Emman</text:span></text:p>
            <text:list xml:id="list367058398" text:style-name="WWNum3">
              <text:list-item>
                <text:p text:style-name="P11"><text:span text:style-name="T3">Di umanong lumaki sa Campiloq.</text:span></text:p>
              </text:list-item>
              <text:list-item>
                <text:p text:style-name="P11"><text:span text:style-name="T3">Tagapagtuklas ng bagong pamamaraan.</text:span></text:p>
              </text:list-item>
              <text:list-item>
                <text:p text:style-name="P11"><text:span text:style-name="T3">Tagapag kwento at tagapagsalaysay.</text:span></text:p>
              </text:list-item>
              <text:list-item>
                <text:p text:style-name="P11"><text:span text:style-name="T3">Manunulat at nobelista.</text:span></text:p>
              </text:list-item>
              <text:list-item>
                <text:p text:style-name="P11"><text:span text:style-name="T3">Salamangkero ng Campiloq at kasama ni Kabalyerong Kai.</text:span></text:p>
              </text:list-item>
            </text:list>
            <text:p text:style-name="P23"/>
            <text:p text:style-name="P21"><text:span text:style-name="T5">Princessa Kathryn</text:span></text:p>
            <text:list xml:id="list517949270" text:style-name="WWNum13">
              <text:list-item>
                <text:p text:style-name="P12"><text:span text:style-name="T3">Prinsesa ng unang kaharian ng Arabius ng Campiloq.</text:span></text:p>
              </text:list-item>
              <text:list-item>
                <text:p text:style-name="P12"><text:span text:style-name="T3">Ang iniibig ni Don Bernardo.</text:span></text:p>
              </text:list-item>
              <text:list-item>
                <text:p text:style-name="P12"><text:span text:style-name="T3">Mala-dyosa ang kagandahan, maputi, at may magandang. pangangatawan.</text:span></text:p>
              </text:list-item>
              <text:list-item>
                <text:p text:style-name="P12"><text:span text:style-name="T3">Matalino, ma-abilidad at mahusay sa pakikipaglaban.</text:span></text:p>
              </text:list-item>
            </text:list>
            <text:p text:style-name="P3"/>
            <text:p text:style-name="Standard"><text:span text:style-name="T12">Tagpuan:</text:span></text:p>
            <text:p text:style-name="P5"/>
            <text:p text:style-name="Standard"><text:span text:style-name="T5">Kaharian ng Campiloq</text:span></text:p>
            <text:list xml:id="list2549026301" text:style-name="WWNum4">
              <text:list-item>
                <text:p text:style-name="P13"><text:span text:style-name="T3">Kaharian na sinakop ng kampon ng kadiliman.</text:span></text:p>
              </text:list-item>
              <text:list-item>
                <text:p text:style-name="P13"><text:span text:style-name="T3">Nababalot ng kalungkutan at depresyon ang kahariang ito nang dumating ang kampon ng kadiliman. </text:span></text:p>
              </text:list-item>
              <text:list-item>
                <text:p text:style-name="P13"><text:span text:style-name="T3">Ang unang kaharian ng lupain ng Arabius.</text:span></text:p>
              </text:list-item>
            </text:list>
            <text:p text:style-name="P2"/>
            <text:p text:style-name="Standard"><text:span text:style-name="T4">Panahon ng: </text:span><text:span text:style-name="T3">Medieval</text:span></text:p>
            <text:p text:style-name="P3"/>
            <text:p text:style-name="Standard"><text:span text:style-name="T4">Lugar</text:span><text:span text:style-name="T3">: Khobar Arabia</text:span></text:p>
          </table:table-cell>
        </table:table-row>
      </table:table>
      <text:p text:style-name="P19"/>
      <text:p text:style-name="P19"/>
      <text:p text:style-name="P19"/>
      <text:p text:style-name="P19"><text:soft-page-break/></text:p>
      <text:p text:style-name="P19"/>
      <table:table table:name="Table2" table:style-name="Table2">
        <table:table-column table:style-name="Table2.A"/>
        <table:table-row table:style-name="Table2.1">
          <table:table-cell table:style-name="Table2.A1" office:value-type="string">
            <text:p text:style-name="Standard"><text:span text:style-name="T4">PROSIDYURAL</text:span><text:span text:style-name="T3">: Ngayon naman gamit ang prosidyural ay ilahad kung </text:span><text:span text:style-name="T7">paano nakuha, nabuo, at ginagamit</text:span><text:span text:style-name="T3"> ng mga tauhan sa iyong kwento ang mga bagay na gamit nila sa pakikipagsapalaran.</text:span></text:p>
            <text:p text:style-name="Standard"><text:span text:style-name="T4">(5 puntos )</text:span></text:p>
            <text:p text:style-name="P3"/>
            <text:p text:style-name="Standard"><text:span text:style-name="T4">Don Bernardo</text:span><text:span text:style-name="T3"> </text:span><text:span text:style-name="T4">(</text:span><text:span text:style-name="T13">Espada ng Liwanag</text:span><text:span text:style-name="T4">) </text:span></text:p>
            <text:p text:style-name="P3"/>
            <text:list xml:id="list3637980874" text:style-name="WWNum9">
              <text:list-item>
                <text:p text:style-name="P14"><text:span text:style-name="T3">Ang Unang pagsubok na ibinigay ng matanda ay patayin ang higanteng leon nanggugulo sa isang bayan at kunin ang ulo nito bilang katibayan sa pagkapanalo. Hindi pa natatapos ang unang bahagi ng pagsubok, kinakailangan niya rin patayin ang Isang Serpyente na nagdudulot ng nakamamatay na hangin sa kagubatan. </text:span></text:p>
              </text:list-item>
            </text:list>
            <text:p text:style-name="P24"/>
            <text:p text:style-name="P26"><text:span text:style-name="T3">Pangalawang pagsubok, matapos niya napagtagumpayan ang unang pagsubok. Kaagad siyang sumalang sa susunod na pagsubok. Kung saan siya ay mananatili siya sa isang madilim na kwarto na puno ng kadiliman, kinakailangan niyang mapanatili niya ang kanyang katinuan ng maayos sa loob ng apat na araw. Sa pangatlo niya araw, siya muntikan ng mawalan ng malay dahil sa sobrang tagal niya sa kwarto puno ng kadiliman. Nalala niya ang pangako niya sa kanyang Lolo Quixote na siya ay magiging isang bayani, Siya ay tumagal hanggang sa huli araw ng kanyang pangalawang pagsubok.</text:span></text:p>
            <text:p text:style-name="P24"/>
            <text:list xml:id="list33823799421327" text:continue-numbering="true" text:style-name="WWNum9">
              <text:list-item>
                <text:p text:style-name="P14"><text:span text:style-name="T3">Ang huling pagsubok na ibinigay sa kanya ng matanda ay tanggalin ang espada sa isang sagradong puno.</text:span></text:p>
              </text:list-item>
            </text:list>
            <text:p text:style-name="Standard"><text:span text:style-name="T3"><text:s/></text:span></text:p>
            <text:p text:style-name="Standard"><text:span text:style-name="T4">Kabalyero Ahmad</text:span><text:span text:style-name="T3"> </text:span><text:span text:style-name="T4">(</text:span><text:span text:style-name="T13">Agimat ng Pananampalataya</text:span><text:span text:style-name="T4">)</text:span></text:p>
            <text:p text:style-name="P3"/>
            <text:list xml:id="list3995893382" text:style-name="WWNum2">
              <text:list-item>
                <text:p text:style-name="P15"><text:span text:style-name="T3">Ang unang pagsubok na kanyang hinarap nang mawalay siya sa kanyang minamahal na asawa, para mag ensayo sa pagiging kabalyero sa Kabalyero De Academia sa Kaharian ng Campiloq.</text:span></text:p>
              </text:list-item>
            </text:list>
            <text:p text:style-name="P24"/>
            <text:list xml:id="list33825185766279" text:continue-numbering="true" text:style-name="WWNum2">
              <text:list-item>
                <text:p text:style-name="P15"><text:span text:style-name="T3">Ang pangalawang pagsubok ay nang atakihin ng Kaharian ng Campiloq. Kung saan nakita ni Kabalyerong Ahmad ang kanyang mga kapwa kabalyero ay isa-isang namatay. <text:s/>Wala siyang nagawa kung hindi tumakas at bumalik sa kanyang asawa sa pangalawang kaharian ng Arabius.</text:span></text:p>
              </text:list-item>
            </text:list>
            <text:p text:style-name="P4"/>
            <text:list xml:id="list528095776" text:style-name="WWNum1">
              <text:list-item>
                <text:p text:style-name="P16"><text:span text:style-name="T3">Natunghayan niya ang pagkamatay ng kanyang asawa, na nag resulta sa sobrang pagkagalit at inis. Lumuluha niyang niyakap ang asawa nang biglang lumiwanag ang kanyang paligid at ang kanyang asawa. Siya ay nagulat ng wala ang katawan ng kanyang asawa at matagpuan ang <text:s/>Agimat na ginagamit ng kanyang asawa tuwing nag dadasal. Sinuot niya ito at natulala ng maradam niya ang yakap ng kanyang asawa at ng mawala ang kanyang pagod at agad na paggaling ng kanyang mga sugat.</text:span></text:p>
              </text:list-item>
            </text:list>
            <text:p text:style-name="P4"/>
            <text:p text:style-name="Standard"><text:span text:style-name="T4">Kabalyero Kai (</text:span><text:span text:style-name="T13">Salamin ng Pag-uusisa</text:span><text:span text:style-name="T4">)</text:span></text:p>
            <text:p text:style-name="P2"/>
            <text:list xml:id="list1255777989" text:style-name="WWNum11">
              <text:list-item>
                <text:p text:style-name="P17"><text:span text:style-name="T3">Ang unang pagsubok ni Kabalyerong Kai ay nagsimula noong mamatay ang kanyang mga magulang dahil sa kanilang kahirapan. Maaga na ulila si Kabalyerong Kai, kinakailangan niyang mag- makaawa at makipag away upang mabuhay mag-isa. <text:s/></text:span></text:p>
              </text:list-item>
            </text:list>
            <text:p text:style-name="P4"/>
            <text:list xml:id="list33825449731553" text:continue-numbering="true" text:style-name="WWNum11">
              <text:list-item>
                <text:p text:style-name="P17"><text:span text:style-name="T3">Ang pangalawang pagsubok ay nagsimula ng <text:s/>matapos amponin at i-enroll sa Academia <text:s/>ni Propesor Eins, isang Propesor sa Kabalyerong De Academia, Pero dito siya ay binubully dahil siya ay laki sa pook ng mga mahihirap. Hindi siya nag paapekto sa mga pang aasar ng kanyang mga kapwang kabalyero sapagkat siya ay nag-udyok na pagbutihin pa ang kanyang <text:s/>pag aaral sa pakikipaglaban.</text:span></text:p>
              </text:list-item>
            </text:list>
            <text:p text:style-name="P27"/>
            <text:list xml:id="list33825372713252" text:continue-numbering="true" text:style-name="WWNum11">
              <text:list-item>
                <text:p text:style-name="P17"><text:span text:style-name="T3">Ang huling pagsubok ay ng atakihin ang Kaharian ng Campiloq at ang Kabalyero De Academia kung saan sila ay walang kalaban laban. Sugatan nakipaglaban si Kabalyerong Kai at Propesor Eins. <text:s/>Naisipan ni ni Propesor Eins na patakasin si Kabalyerong Kai na mag isa. Ibinigay ni Propesor Eins ang isang Salamin, na galing pa sa ninuno ni Propesor Eins. Umalis si Kabalyerong Kai habang inaalala ang kanyang mga nakaraan, luhaan siya lumisan sa Academic na <text:s/>may isang layunin nailigtas ang Kaharian ng Campiloq sa kamay ng Kadiliman.</text:span></text:p>
              </text:list-item>
            </text:list>
            <text:p text:style-name="P3"/>
            <text:p text:style-name="Standard"><text:span text:style-name="T4">Kabalyero Emman (</text:span><text:span text:style-name="T13">Baston ng Takipsilim</text:span><text:span text:style-name="T4">)</text:span></text:p>
            <text:p text:style-name="P3"/>
            <text:list xml:id="list1689819272" text:style-name="WWNum12">
              <text:list-item>
                <text:p text:style-name="P18"><text:span text:style-name="T3">Ang unang pagsubok na hinarap ni Emman ay ang pagiging iligal na anak ng Hari ng pang-apat na kaharian. Imbes na mabuhay siya sa ginhawa sa pagkakaroon ng dugong maharlika, binalewala siya ng hari at pinatira sa pulubi niyang ina. Lahat ito nangyari sa mura pa niyang edad.</text:span></text:p>
              </text:list-item>
            </text:list>
            <text:p text:style-name="P23"/>
            <text:list xml:id="list33823516194064" text:continue-numbering="true" text:style-name="WWNum12">
              <text:list-item>
                <text:p text:style-name="P18"><text:span text:style-name="T3">Ang pangalawang pagsubok na hinarap ni Emman ay nang mawasak ng kampon ng kadiliman ang kanyang tahanan at kaharian. Ang unang nilusob ng kampon ay ang ang pang-apat na kaharian ng Arabius, at ang simula ng pagsakop ng kampon ng buong Arabius. ‘Di tulad ni Don Bernardo, dinukot si Emman ng kampon at binigyan ng posisyong katulad lang ng kanyang posisyon sa kaharian, hindi tinatangkilik na maharlika. Dito siya binigyan ng baston ng kadiliman.</text:span></text:p>
              </text:list-item>
            </text:list>
            <text:p text:style-name="P23"/>
            <text:list xml:id="list33824056985666" text:continue-numbering="true" text:style-name="WWNum12">
              <text:list-item>
                <text:p text:style-name="P18"><text:span text:style-name="T3">Ang huling pagsubok na hinarap ni Emman bago makilala ang mga kabalyero ay ang pagtalikod niya mula sa madilim at malungkot niyang nakaraan, at paglingon sa maliwanag na kinabukasang kanyang hinaharap. O maliwanag lang ba ito para masilaw at ibahin ang persepsyon natin sa kanya? Dito niya ginawang baston ng takipsilim ang dating baston ng kadiliman.</text:span></text:p>
              </text:list-item>
            </text:list>
            <text:p text:style-name="P3"/>
          </table:table-cell>
        </table:table-row>
      </table:table>
      <text:p text:style-name="P19"/>
      <text:p text:style-name="P19"/>
      <text:p text:style-name="P19"/>
      <text:p text:style-name="P19"/>
      <text:p text:style-name="P19"/>
      <table:table table:name="Table3" table:style-name="Table3">
        <table:table-column table:style-name="Table3.A"/>
        <table:table-row table:style-name="Table3.1">
          <table:table-cell table:style-name="Table3.A1" office:value-type="string">
            <text:p text:style-name="P1"><text:span text:style-name="T4">NARATIBO:</text:span><text:span text:style-name="T3"> Mahusay binabati kita! Ngayong natapos mo nang makumpleto ang hinihingi sa bawat kahon ay panahon na upang buuin ang iyong kuwento sa pamamagitan ng pagsulat ng talata na binubuo ng </text:span><text:span text:style-name="T7">Simula, Gitna, at Wakas</text:span><text:span text:style-name="T3">. </text:span><text:span text:style-name="T4">(15 puntos)</text:span><text:span text:style-name="T3"> <text:s text:c="2"/></text:span></text:p>
            <text:p text:style-name="P3"/>
            <text:p text:style-name="Standard"><text:span text:style-name="T4">Simula</text:span></text:p>
            <text:p text:style-name="P4"/>
            <text:p text:style-name="P1"><text:span text:style-name="T3"><text:s text:c="9"/>Noong panahon, bago magsi-unlad ang apat na kaharian ng Arabius, sa maliit na tahanan sa lungsod ng Subay-kha, kinukwento ni Don Quixote ang kanyang mga lakbay niya sa iba’t ibang bayan at kaharian bilang isang bayani, sa kanyang apong si Bernardo, na 8 taong gulang pa lamang. Payapa ang kanilang tahanan hanggang nilusob ng kampon ng kadiliman ang kahariang malapit sa kanila, ang pangatlong kaharian, sabay nilusob ang kanilang lungsod. Maraming namatay sa kamay ng kampon, nasama sa nasawi si Lolo Quixote ni Bernardo. Sa swerte niya, niligtas si Bernardo ng mga mamamayan na tumakas mula sa lungsod. Lumaki siya na palipat-lipat ng bayan hanggang matagpuan niya ang mga kabalyero. Nakilala ni Don Bernardo ang mga kabalyero sa gubat, at ikinuwento niya sa kanila ang kanyang mga masasamang karanasan sa paglalakbay at nakwento niya rin sa kanila ang tungkol sa kaniyang lolong Quixote. Inalok ang mga kabalyero na sumama sa kanya para tuparin ang kanyang pangako sa kanyang lolo na maging isang bayani na lalagpasan ang kanyang lolo sa karangalan, lakas ng loob, at pagiging bayani.</text:span></text:p>
            <text:p text:style-name="P3"/>
            <text:p text:style-name="P1"><text:span text:style-name="T3"><text:s text:c="8"/>Ipinaalam ni Kabalyerong Emman sa grupo na nasa malaking panganib ang Campiloq dahil hinuli at ginawang bihag. Nagtaka ang dalawang Kabalyero kung paano nalaman ni Kabalyerong Emman ang tungkol dito. Kumislap ang mga hinala ni Kabalyerong Ahmad at medyo nanghinayang kay Kabalyerong Emman. Patungong hilaga ang kaharian ng Campiloq, kaya tumapak sila at nagsimulang magmartsa para makamit ang kanilang layunin. At dito nagsimula ang tahak ni Don Bernardo at ng kanyang mga Kabalyero patungo sa Pangunahing Kaharian ng Arabius, ang kaharian ng Campiloq.</text:span></text:p>
            <text:p text:style-name="P3"/>
            <text:p text:style-name="Standard"><text:span text:style-name="T4">Gitna</text:span></text:p>
            <text:p text:style-name="P3"/>
            <text:p text:style-name="P1"><text:span text:style-name="T3"><text:s text:c="5"/>Nakarating ang mga mga bayani sa nagtataasang pader ng kaharian. Maitim na misteryosong bagay ang nakabara sa pintuan ng kaharian, na madaling nabutasan ni Kabalyerong Emman gamit ng kanyang makapangyarihan na baston. Narinig ni Don Bernardo ang panawagan ng prinsesa kanyang mga himig. Napahinahon ang puso at isip ni Don Bernardo sa narinig niya at tuluyang napaibig sa boses ng prinsesa.</text:span></text:p>
            <text:p text:style-name="P3"/>
            <text:p text:style-name="P1"><text:span text:style-name="T3"><text:s text:c="8"/>Palapit ang grupo sa palasyo ng Campiloq. Maraming kahina-hinalang galawan si Kabalyerong Emman sa kanilang lakbay papuntang palasyo, tulad ng biglang pagkawala sa kanilang tabi at paglabas mula isang sulok ng lungsod. Hindi nila ito pinansin dahil iisa lang ang kanilang layunin ito ay iligtas ang Kaharian ng Campiloq. Maaaring napagmasdan ni Kabalyerong Ahmad ang mga nakakapagtakang pagkawala ni Kabalyerong Emman, pero binalewala niya muna ito sa ngayon.</text:span></text:p>
            <text:p text:style-name="P3"/>
            <text:p text:style-name="P1"><text:span text:style-name="T3"><text:s text:c="8"/>Nang nakarating ang apat sa palasyo, nakita nila ang pinagmulan ng maitim na misteryosong bagay na nakakalat sa kaharian. Sinubukan itong sirain ni Kabalyerong Ahmad, gamit ang agimat ng manampalataya, at gamit rin ang kanyang angking lakas, ngunit hindi nito nasira ang bagay na ito. Natukoy ni Kabalyerong Kai na ang makakasira sa mahikang ito ay mahika mismo, habang palingon kay Kabalyerong Emman. “Makatunayang nakakatakot ang mahikang ito, at hindi kayang sirain gamit ng aking kapangyarihan lamang”, wika ni Kabalyerong Emman. Nawalan ng pag-asa ang banda, ngunit lumakas ang loob ni Don Bernardo nang marinig niya ulit ang tinig ng prinsesa. “Tulong! Sirain ninyo ang puso ng kadiliman upang maligtas ang kaharian at ang mundo!”, sigaw ng prinsesa nang mapansin ang mga kabalyero at ang bayani. Hinugot ni Don Bernardo ang kanyang espada mula sa hangin, ang Espada ng Liwanag. Nanalangin si Kabalyerong Ahmad, habang binibigyan ni Kabalyerong Emman si Don Bernardo ng mahiwagang kapangyarihan. Sinaksak ni Don Bernardo ang espada sa puso ng kadiliman gamit ang kapangyarihan nilang lahat, at muling sumikat ang araw sa likod ng prinsesang nakatayo sa may trono.</text:span></text:p>
            <text:p text:style-name="P3"/>
            <text:p text:style-name="Standard"><text:span text:style-name="T4">Wakas</text:span></text:p>
            <text:p text:style-name="P3"/>
            <text:p text:style-name="P1"><text:span text:style-name="T3"><text:s text:c="6"/>Labis ang pananalamat ni Prinsesa Kathryn kay Don Bernardo, at inamin rin ni Don Bernardo ang kanyang pagtingin sa prinsesa, inaya niya pa ang prinsesa na magpakasal. Pumayag si Prinsesa Kathryn na mag pakasal, sila ay ikakasal sa takdang panahon, sapagkat ang kanilang layuni muna ay maibagon ang kahiran. Laking saya rin ni Kabalyerong Kai nang makitang buhay si Propesor Eins, na lumabas mula sa isang kwarto. Lumabas si Kabalyerong Ahmad at Emman para mag-usap. “Kilala na kita, bakit hindi mo itinuloy?”, tanong ni Kabalyerong Ahmad sa kapwa niyang kabalyero. Nalaman ni Ahmad na may kinalaman si Kabalyerong Emman sa kampong ng kadiliman, ngunit nagtataka siya bakit hindi sila pinatay ni kabalyero Emman bago pa makarating sa palasyo. “Nakita ko na ang hinahanap kong kapayapaan, na matagal ko nang hinahabol at ninanais makamit. Binigyan niyo ako ng lakas na bumalik sa dati kong buhay, bilang tao. Bilang inyong kaibigan,” wika ni Kabalyerong Emman. Napaisip si Kabalyerong Ahmad at sinabing propotektahan nila ang kinabukasan ng mga tao upang hindi nila maranasan ang kanilang mga naranasan.</text:span></text:p>
            <text:p text:style-name="P4"/>
            <text:p text:style-name="P1"><text:span text:style-name="T3"><text:s text:c="10"/>At dito nagwawakas ang istorya ng banda ni Don Bernardo, at ng kanyang mga kabalyero. Ngayon man ang katapusan ng istoryang ito, ito pala ang simula ng istorya ng pagiging bayani sa maraming pang bayan at lupain ni Don Bernardo. </text:span></text:p>
            <text:p text:style-name="P4"/>
          </table:table-cell>
        </table:table-row>
      </table:table>
      <text:p text:style-name="P28"/>
      <text:p text:style-name="P28"/>
      <text:p text:style-name="P28"/>
      <text:p text:style-name="P28"/>
      <text:p text:style-name="P28"/>
      <text:p text:style-name="P28"/>
      <text:p text:style-name="P28"/>
      <text:p text:style-name="P28"/>
      <text:p text:style-name="P29"><text:span text:style-name="T10">PAG-USAPAN NATIN</text:span><text:span text:style-name="T11">: Sagutin ang sumusunod na tanong ( 2 na puntos ang bawat tamang sagot)</text:span></text:p>
      <text:p text:style-name="P28"/>
      <text:list xml:id="list1775444268" text:style-name="WWNum7">
        <text:list-item>
          <text:p text:style-name="P32"><text:span text:style-name="T4">Anong paksa ng kwentong inyong sinulat?</text:span></text:p>
        </text:list-item>
      </text:list>
      <text:p text:style-name="P33"><text:span text:style-name="T3"><text:line-break/><text:tab/>Ang kwentong aming sinulat ay isang fiction tungkol sa pakikipagsapalaran pakikibaka ni Don Bernardo upang makamit ang pinapangarap niyang kapayapaan, pagbawi at muling pagbangon ng kanyang kaharian. Gayundin ang tuparin ang pangako sa kanyang Lolo Quixote sa pagprotekta sa kanyang bayan. Naging matagumpay ang kanyang pakikipaglaban sa mga kampon ng kadiliman dahil na rin sa tulong ng kanyang mga ka-alyansa at kaibigan na sina Kabalyerong Ahmad, Kabalyerong Kai, at Kabalyerong Emman na may taglay na kanya-kanyang angking talino sa pakikipaglaban at kapangyarihan upang mapuksa ang kampon ng kadiliman. Matutunghayan din sa kuwentong ito ang mga wagas na pag-ibig para sa mga kabiyak nila Don Bernardo at Kabalyerong Ahmad na naging mga lakas at inspirasyon nila upang magpatuloy sila sa pagharap sa lahat ng pagsubok na kanilang naranasan.<text:line-break/></text:span></text:p>
      <text:list xml:id="list33823892534765" text:continue-numbering="true" text:style-name="WWNum7">
        <text:list-item>
          <text:p text:style-name="P32"><text:soft-page-break/><text:span text:style-name="T4">Sinu-sino ang mga tauhan sa kwento? Ilahad ang kaugnayan nila sa isa’t isa.</text:span></text:p>
        </text:list-item>
      </text:list>
      <text:p text:style-name="P33"><text:span text:style-name="T3"><text:line-break/><text:tab/>Ang pangunahing tauhan sa kwentong ito ay si Don Bernardo na itinuring na bayani sa kanilang kaharian dahil sa kanyang pagpuksa sa mga kampon ng kadiliman upang muling mabawi at bumangon muli ang nasadlak sa kahirapan na bayan ng Arabius.</text:span></text:p>
      <text:p text:style-name="P34"/>
      <text:p text:style-name="P35"><text:span text:style-name="T3">Kasama ni Don Bernardo sa lahat ng kanyang pakikipaglaban at naging malaking bahagi upang siya ay magtagumpay ay ang mga kasamang tauhan sa kwentong ito na sina Kabalyerong Ahmad, Kabalyerong Kai, at Kabalyerong Emman na nagpamalas ng iba’t-ibang angking lakas at kapangyarihan sa pakikipaglaban sa kampon ng kadiliman.</text:span></text:p>
      <text:p text:style-name="P36"/>
      <text:p text:style-name="P35"><text:span text:style-name="T3">Bahagi din ng kasamang tauhan si Prinsesa Kathryn na asawa at inspirasyon ni Don Bernardo. Kasama din ang asawa ni Kabalyerong Ahmad na sa kanyang kamatayan ay siya naman daan upang magtaglay ng agimat ang nabalong asawa. Gayundin si Don Quixote na nagturo kay Don Bernardo ng katatagan ng kalooban at maging tapat sa bayan.</text:span></text:p>
      <text:p text:style-name="P36"/>
      <text:p text:style-name="P35"><text:span text:style-name="T3">Ang katunggaling tauhan naman ay ang kampon ng kadiliman na siyang dahilan ng lahat ng kahirapan ng bayan at pasakit sa buhay ng pangunahing tauhan at mga kasamang tauhan.<text:line-break/></text:span></text:p>
      <text:p text:style-name="P28"/>
      <text:p text:style-name="P31"/>
      <text:p text:style-name="P29"><text:span text:style-name="T10">3. Anong mga kaganapan ang nagpapakita ng </text:span><text:span text:style-name="T4">pagsisidhi</text:span><text:span text:style-name="T10"> ng pangyayari sa </text:span><text:span text:style-name="T4">kwento</text:span><text:span text:style-name="T10">?</text:span></text:p>
      <text:p text:style-name="P31"/>
      <text:p text:style-name="P30"><text:span text:style-name="T3"><text:s text:c="10"/>Ang pagsisidhi sa kuwento ay ng halos mawalan na ng pag-asa si Don Bernardo sa pakikipaglaban. Ngunit nabuhayan ng kalooban ng muling marinig ang tinig ng Prinsesa at napagtanto niya na ang paraan para sila ay magtagumpay sa laban na iyon ay ang winika ng Prinsesa <text:s/>na sirain ang puso ng kadiliman para mailigtas ang kanilang kaharian at ang mundo. Kaya’t dagliang hinugot ni Don Bernardo ang kanyang espada mula sa hangin, ang Banal na Espada ng Liwanag. Sinamahan din ang taimtim na dalangin ni Kabalyerong Ahmad at pagbahagi ni Kabalyerong Emman ng kanyang kapangyarihan kaya’t <text:s/>nagawa niya <text:s/>saksakin ang puso ng kadiliman na sa kanilang harapan. Pagkaraan, ay muli sila nakasaksi ng liwanag sa kaharian na iyon. Sumikat uli ang araw at kanilang nakitang muli ang napakagandang Prinsesa na nakatayo sa may trono.</text:span></text:p>
      <text:p text:style-name="P31"/>
      <text:p text:style-name="P31"/>
      <text:p text:style-name="P31"/>
      <text:p text:style-name="P29"><text:span text:style-name="T10">4. Ano ang gintong aral ang nabuo sa iyong </text:span><text:span text:style-name="T4">kwento</text:span><text:span text:style-name="T10">? ipaliwanag <text:s/></text:span></text:p>
      <text:p text:style-name="P31"/>
      <text:p text:style-name="P38"><text:span text:style-name="T4"><text:s text:c="7"/></text:span><text:span text:style-name="T7"><text:s/>“Ang panahon ng pagsubok at kahirapan ay hindi nagtatagal pero ang matatag na tao ay magtatagal.”</text:span></text:p>
      <text:p text:style-name="P39"><text:span text:style-name="T3">Tunay na kahit ang pinakamahirap na sandali sa buhay ni Don Bernardo ay natapos din dahil siya ay nanatiling matatag kaya’t natanaw niya ang liwanag at tagumpay sa buhay. <text:s/>Ang pakikibaka niya at mga kaibigang kabalyero ay naging inspirasyon nila upang makatulong sa mga oras na iyon dahilan upang hindi sila sumuko. Ang tagumpay ni Don Bernardo ay hindi lamang nakamit sa kanyang pagsisikap lamang, bagkus ay bunga ito ng sama-samang pagsisikap nila upang malampasan ang mga madidilim na oras. Sila ay pinatatag ng mga kahirapan at dinaanang <text:s/>mga pakikipagsapalaran dahil dito ay natutunan nila ang harapin at mapagtagumpayan ang anumang pagsubok nila sa buhay.</text:span></text:p>
      <text:p text:style-name="P37"><text:span text:style-name="T4"><text:s/></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omfortaa" svg:font-family="Comfortaa" style:font-family-generic="roman" style:font-pitch="variable"/>
    <style:font-face style:name="Georgia" svg:font-family="Georgia" style:font-family-generic="roman" style:font-pitch="variable"/>
    <style:font-face style:name="Montserrat" svg:font-family="Montserrat"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mfortaa1" svg:font-family="Comforta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Montserrat" fo:font-family="Montserrat"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Montserrat" fo:font-family="Montserrat"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omfortaa" fo:font-family="Comfortaa"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Montserrat" fo:font-family="Montserrat"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Montserrat" fo:font-family="Montserrat"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Montserrat" fo:font-family="Montserrat"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4" meta:paragraph-count="94" meta:word-count="2518" meta:character-count="15768" meta:non-whitespace-character-count="13270"/>
    <meta:generator>LibreOfficeDev/6.0.5.2$Linux_X86_64 LibreOffice_project/</meta:generator>
  </office:meta>
</office:document-meta>
</file>